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original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32.0739">
            <text:p>32,07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.07391">
            <text:p>2,073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9.4168">
            <text:p>29,4168</text:p>
          </table:table-cell>
          <table:table-cell office:value-type="float" office:value="3.11766">
            <text:p>3,117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.28016">
            <text:p>4,280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0.3258">
            <text:p>30,3258</text:p>
          </table:table-cell>
          <table:table-cell office:value-type="float" office:value="6.77796">
            <text:p>6,777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8.71317">
            <text:p>8,71317</text:p>
          </table:table-cell>
          <table:table-cell office:value-type="float" office:value="0.00436491">
            <text:p>0,004364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9.736">
            <text:p>39,736</text:p>
          </table:table-cell>
          <table:table-cell office:value-type="float" office:value="11.9202">
            <text:p>11,92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6.43432">
            <text:p>6,43432</text:p>
          </table:table-cell>
          <table:table-cell office:value-type="float" office:value="3.5538">
            <text:p>3,55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9.03137">
            <text:p>9,03137</text:p>
          </table:table-cell>
          <table:table-cell office:value-type="float" office:value="7.16077">
            <text:p>7,160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8.7111">
            <text:p>38,71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8.08688">
            <text:p>8,08688</text:p>
          </table:table-cell>
          <table:table-cell office:value-type="float" office:value="3.95043">
            <text:p>3,9504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0648205">
            <text:p>0,0648205</text:p>
          </table:table-cell>
          <table:table-cell office:value-type="float" office:value="4.54194">
            <text:p>4,541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3.5931">
            <text:p>23,5931</text:p>
          </table:table-cell>
          <table:table-cell office:value-type="float" office:value="0">
            <text:p>0</text:p>
          </table:table-cell>
          <table:table-cell office:value-type="float" office:value="30.9437">
            <text:p>30,9437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0.9437">
            <text:p>30,9437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2.5794">
            <text:p>32,579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32.5794">
            <text:p>32,579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.48906">
            <text:p>6,4890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8.71632">
            <text:p>8,7163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5.3175">
            <text:p>15,317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.42343">
            <text:p>4,4234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7.15207">
            <text:p>7,152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3.73534">
            <text:p>3,7353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.0824318">
            <text:p>0,08243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</table:table-row>
      </table:table>
      <table:table table:name="Foglio2" table:style-name="ta1">
        <table:shapes>
          <draw:frame draw:z-index="0" draw:style-name="gr1" svg:width="35.157cm" svg:height="8.986cm" svg:x="12.141cm" svg:y="0.812cm">
            <draw:object draw:notify-on-update-of-ranges="Foglio2.B1:Foglio2.B1 Foglio2.B8:Foglio2.B35 Foglio2.C1:Foglio2.C1 Foglio2.C8:Foglio2.C35 Foglio2.D1:Foglio2.D1 Foglio2.D8:Foglio2.D35 Foglio2.E1:Foglio2.E1 Foglio2.E8:Foglio2.E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6.149cm" svg:height="7.541cm" svg:x="11.957cm" svg:y="14.674cm">
            <draw:object draw:notify-on-update-of-ranges="Foglio2.H28:Foglio2.H29 Foglio2.H30:Foglio2.H33 Foglio2.I28:Foglio2.I29 Foglio2.I30:Foglio2.I33 Foglio2.J28:Foglio2.J29 Foglio2.J30:Foglio2.J33 Foglio2.K28:Foglio2.K29 Foglio2.K30:Foglio2.K33 Foglio2.L28:Foglio2.L29 Foglio2.L30:Foglio2.L33 Foglio2.M28:Foglio2.M29 Foglio2.M30:Foglio2.M33 Foglio2.N28:Foglio2.N29 Foglio2.N30:Foglio2.N33 Foglio2.O28:Foglio2.O29 Foglio2.O30:Foglio2.O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/>
          <table:table-cell office:value-type="string">
            <text:p>ep1</text:p>
          </table:table-cell>
          <table:table-cell office:value-type="string">
            <text:p>ep2</text:p>
          </table:table-cell>
          <table:table-cell office:value-type="string">
            <text:p>ep3</text:p>
          </table:table-cell>
          <table:table-cell office:value-type="string">
            <text:p>ep4</text:p>
          </table:table-cell>
          <table:table-cell table:number-columns-repeated="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.9437">
            <text:p>30,943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0.9437">
            <text:p>30,943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32.5794">
            <text:p>32,579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32.0739">
            <text:p>32,0739</text:p>
          </table:table-cell>
          <table:table-cell office:value-type="float" office:value="32.5794">
            <text:p>32,579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.07391">
            <text:p>2,07391</text:p>
          </table:table-cell>
          <table:table-cell office:value-type="float" office:value="6.48906">
            <text:p>6,4890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9.4168">
            <text:p>29,4168</text:p>
          </table:table-cell>
          <table:table-cell office:value-type="float" office:value="3.11766">
            <text:p>3,11766</text:p>
          </table:table-cell>
          <table:table-cell office:value-type="float" office:value="8.71632">
            <text:p>8,7163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.28016">
            <text:p>4,28016</text:p>
          </table:table-cell>
          <table:table-cell office:value-type="float" office:value="15.3175">
            <text:p>15,317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.3258">
            <text:p>30,3258</text:p>
          </table:table-cell>
          <table:table-cell office:value-type="float" office:value="6.77796">
            <text:p>6,77796</text:p>
          </table:table-cell>
          <table:table-cell office:value-type="float" office:value="4.42343">
            <text:p>4,4234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.71317">
            <text:p>8,71317</text:p>
          </table:table-cell>
          <table:table-cell office:value-type="float" office:value="0.00436491">
            <text:p>0,00436491</text:p>
          </table:table-cell>
          <table:table-cell office:value-type="float" office:value="7.15207">
            <text:p>7,1520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9.736">
            <text:p>39,736</text:p>
          </table:table-cell>
          <table:table-cell office:value-type="float" office:value="11.9202">
            <text:p>11,920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.43432">
            <text:p>6,43432</text:p>
          </table:table-cell>
          <table:table-cell office:value-type="float" office:value="3.5538">
            <text:p>3,553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.03137">
            <text:p>9,03137</text:p>
          </table:table-cell>
          <table:table-cell office:value-type="float" office:value="7.16077">
            <text:p>7,1607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8.7111">
            <text:p>38,7111</text:p>
          </table:table-cell>
          <table:table-cell table:number-columns-repeated="3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.08688">
            <text:p>8,08688</text:p>
          </table:table-cell>
          <table:table-cell office:value-type="float" office:value="3.95043">
            <text:p>3,9504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0.0648205">
            <text:p>0,0648205</text:p>
          </table:table-cell>
          <table:table-cell office:value-type="float" office:value="4.54194">
            <text:p>4,54194</text:p>
          </table:table-cell>
          <table:table-cell office:value-type="float" office:value="3.73534">
            <text:p>3,7353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3.5931">
            <text:p>23,593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Avoid</text:p>
          </table:table-cell>
          <table:covered-table-cell/>
          <table:table-cell table:style-name="ce1" office:value-type="string" table:number-columns-spanned="2" table:number-rows-spanned="1">
            <text:p>Goto</text:p>
          </table:table-cell>
          <table:covered-table-cell/>
          <table:table-cell table:style-name="ce1" office:value-type="string" table:number-columns-spanned="2" table:number-rows-spanned="1">
            <text:p>ReachColor</text:p>
          </table:table-cell>
          <table:covered-table-cell/>
          <table:table-cell table:style-name="ce1" office:value-type="string" table:number-columns-spanned="2" table:number-rows-spanned="1">
            <text:p>Place</text:p>
          </table:table-cell>
          <table:covered-table-cell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2" office:value-type="string">
            <text:p>TD</text:p>
          </table:table-cell>
          <table:table-cell table:style-name="ce2" office:value-type="string">
            <text:p>BU</text:p>
          </table:table-cell>
          <table:table-cell table:style-name="ce2" office:value-type="string">
            <text:p>TD</text:p>
          </table:table-cell>
          <table:table-cell table:style-name="ce2" office:value-type="string">
            <text:p>BU</text:p>
          </table:table-cell>
          <table:table-cell table:style-name="ce2" office:value-type="string">
            <text:p>TD</text:p>
          </table:table-cell>
          <table:table-cell table:style-name="ce2" office:value-type="string">
            <text:p>BU</text:p>
          </table:table-cell>
          <table:table-cell table:style-name="ce2" office:value-type="string">
            <text:p>TD</text:p>
          </table:table-cell>
          <table:table-cell table:style-name="ce2" office:value-type="string">
            <text:p>BU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8"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.01983">
            <text:p>1,01983</text:p>
          </table:table-cell>
          <table:table-cell office:value-type="float" office:value="1.0146">
            <text:p>1,0146</text:p>
          </table:table-cell>
          <table:table-cell office:value-type="float" office:value="0.0240273">
            <text:p>0,0240273</text:p>
          </table:table-cell>
          <table:table-cell office:value-type="float" office:value="0.445248">
            <text:p>0,445248</text:p>
          </table:table-cell>
          <table:table-cell office:value-type="float" office:value="0.498874">
            <text:p>0,498874</text:p>
          </table:table-cell>
          <table:table-cell office:value-type="float" office:value="0.782302">
            <text:p>0,782302</text:p>
          </table:table-cell>
          <table:table-cell office:value-type="float" office:value="1.07933">
            <text:p>1,07933</text:p>
          </table:table-cell>
          <table:table-cell office:value-type="float" office:value="1.07139">
            <text:p>1,07139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1.01369">
            <text:p>1,01369</text:p>
          </table:table-cell>
          <table:table-cell office:value-type="float" office:value="1.01746">
            <text:p>1,01746</text:p>
          </table:table-cell>
          <table:table-cell office:value-type="float" office:value="0.00719969">
            <text:p>0,00719969</text:p>
          </table:table-cell>
          <table:table-cell office:value-type="float" office:value="0.435768">
            <text:p>0,435768</text:p>
          </table:table-cell>
          <table:table-cell office:value-type="float" office:value="0.27437">
            <text:p>0,27437</text:p>
          </table:table-cell>
          <table:table-cell office:value-type="float" office:value="0.704509">
            <text:p>0,704509</text:p>
          </table:table-cell>
          <table:table-cell office:value-type="float" office:value="1.10608">
            <text:p>1,10608</text:p>
          </table:table-cell>
          <table:table-cell office:value-type="float" office:value="1.09547">
            <text:p>1,09547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9719">
            <text:p>0,79719</text:p>
          </table:table-cell>
          <table:table-cell office:value-type="float" office:value="0.85715">
            <text:p>0,85715</text:p>
          </table:table-cell>
          <table:table-cell office:value-type="float" office:value="-0.0995552">
            <text:p>-0,0995552</text:p>
          </table:table-cell>
          <table:table-cell office:value-type="float" office:value="0.376148">
            <text:p>0,376148</text:p>
          </table:table-cell>
          <table:table-cell office:value-type="float" office:value="0.279761">
            <text:p>0,279761</text:p>
          </table:table-cell>
          <table:table-cell office:value-type="float" office:value="0.708609">
            <text:p>0,708609</text:p>
          </table:table-cell>
          <table:table-cell office:value-type="float" office:value="1.15631">
            <text:p>1,15631</text:p>
          </table:table-cell>
          <table:table-cell office:value-type="float" office:value="1.14067">
            <text:p>1,14067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0.0824318">
            <text:p>0,082431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table:formula="of:=SUM([.B2:.B36])" office:value-type="float" office:value="484.1133605">
            <text:p>484,1133605</text:p>
          </table:table-cell>
          <table:table-cell table:formula="of:=SUM([.C2:.C36])" office:value-type="float" office:value="179.45509491">
            <text:p>179,45509491</text:p>
          </table:table-cell>
          <table:table-cell table:formula="of:=SUM([.D2:.D36])" office:value-type="float" office:value="182.9623518">
            <text:p>182,962351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"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3-29T15:26:24</meta:creation-date>
    <dc:date>2016-03-29T16:13:17</dc:date>
    <dc:creator>Hargalaten </dc:creator>
    <meta:editing-duration>PT15M37S</meta:editing-duration>
    <meta:editing-cycles>2</meta:editing-cycles>
    <meta:generator>LibreOffice/3.5$Linux_X86_64 LibreOffice_project/350m1$Build-2</meta:generator>
    <meta:document-statistic meta:table-count="3" meta:cell-count="3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dcff" draw:fill-color="#00dc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cfe7f5" draw:fill-color="#cfe7f5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8cm" svg:height="8.987cm" xlink:href=".." xlink:type="simple" chart:class="chart:line" chart:style-name="ch1">
        <chart:legend chart:legend-position="end" svg:x="33.258cm" svg:y="3.447cm" style:legend-expansion="high" chart:style-name="ch2"/>
        <chart:plot-area chart:style-name="ch3" table:cell-range-address="Foglio2.B1:Foglio2.E1 Foglio2.B8:Foglio2.E35" chart:data-source-has-labels="row" svg:x="1.153cm" svg:y="0.851cm" svg:width="30.699cm" svg:height="7.537cm">
          <chartooo:coordinate-region svg:x="1.774cm" svg:y="1.05cm" svg:width="29.891cm" svg:height="6.6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B8:Foglio2.B35" chart:label-cell-address="Foglio2.B1:Foglio2.B1" chart:class="chart:line">
            <chart:data-point chart:repeated="28"/>
          </chart:series>
          <chart:series chart:style-name="ch7" chart:values-cell-range-address="Foglio2.C8:Foglio2.C35" chart:label-cell-address="Foglio2.C1:Foglio2.C1" chart:class="chart:line">
            <chart:data-point chart:repeated="28"/>
          </chart:series>
          <chart:series chart:style-name="ch8" chart:values-cell-range-address="Foglio2.D8:Foglio2.D35" chart:label-cell-address="Foglio2.D1:Foglio2.D1" chart:class="chart:line">
            <chart:data-point chart:repeated="28"/>
          </chart:series>
          <chart:series chart:style-name="ch9" chart:values-cell-range-address="Foglio2.E8:Foglio2.E35" chart:label-cell-address="Foglio2.E1:Foglio2.E1" chart:class="chart:line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1</text:p>
                <draw:g>
                  <svg:desc>Foglio2.B1:Foglio2.B1</svg:desc>
                </draw:g>
              </table:table-cell>
              <table:table-cell office:value-type="string">
                <text:p>ep2</text:p>
                <draw:g>
                  <svg:desc>Foglio2.C1:Foglio2.C1</svg:desc>
                </draw:g>
              </table:table-cell>
              <table:table-cell office:value-type="string">
                <text:p>ep3</text:p>
                <draw:g>
                  <svg:desc>Foglio2.D1:Foglio2.D1</svg:desc>
                </draw:g>
              </table:table-cell>
              <table:table-cell office:value-type="string">
                <text:p>ep4</text:p>
                <draw:g>
                  <svg:desc>Foglio2.E1:Foglio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2.B8:Foglio2.B35</svg:desc>
                </draw:g>
              </table:table-cell>
              <table:table-cell office:value-type="float" office:value="0">
                <text:p>0</text:p>
                <draw:g>
                  <svg:desc>Foglio2.C8:Foglio2.C35</svg:desc>
                </draw:g>
              </table:table-cell>
              <table:table-cell office:value-type="float" office:value="0">
                <text:p>0</text:p>
                <draw:g>
                  <svg:desc>Foglio2.D8:Foglio2.D35</svg:desc>
                </draw:g>
              </table:table-cell>
              <table:table-cell office:value-type="float" office:value="0">
                <text:p>0</text:p>
                <draw:g>
                  <svg:desc>Foglio2.E8:Foglio2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.9437">
                <text:p>30.9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0.9437">
                <text:p>30.9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.5794">
                <text:p>32.5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32.0739">
                <text:p>32.0739</text:p>
              </table:table-cell>
              <table:table-cell office:value-type="float" office:value="32.5794">
                <text:p>32.5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.07391">
                <text:p>2.07391</text:p>
              </table:table-cell>
              <table:table-cell office:value-type="float" office:value="6.48906">
                <text:p>6.4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4168">
                <text:p>29.4168</text:p>
              </table:table-cell>
              <table:table-cell office:value-type="float" office:value="3.11766">
                <text:p>3.11766</text:p>
              </table:table-cell>
              <table:table-cell office:value-type="float" office:value="8.71632">
                <text:p>8.7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.28016">
                <text:p>4.28016</text:p>
              </table:table-cell>
              <table:table-cell office:value-type="float" office:value="15.3175">
                <text:p>15.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3258">
                <text:p>30.3258</text:p>
              </table:table-cell>
              <table:table-cell office:value-type="float" office:value="6.77796">
                <text:p>6.77796</text:p>
              </table:table-cell>
              <table:table-cell office:value-type="float" office:value="4.42343">
                <text:p>4.4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1317">
                <text:p>8.71317</text:p>
              </table:table-cell>
              <table:table-cell office:value-type="float" office:value="0.00436491">
                <text:p>0.00436491</text:p>
              </table:table-cell>
              <table:table-cell office:value-type="float" office:value="7.15207">
                <text:p>7.1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736">
                <text:p>39.736</text:p>
              </table:table-cell>
              <table:table-cell office:value-type="float" office:value="11.9202">
                <text:p>11.9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3432">
                <text:p>6.43432</text:p>
              </table:table-cell>
              <table:table-cell office:value-type="float" office:value="3.5538">
                <text:p>3.5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3137">
                <text:p>9.03137</text:p>
              </table:table-cell>
              <table:table-cell office:value-type="float" office:value="7.16077">
                <text:p>7.16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7111">
                <text:p>38.7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8688">
                <text:p>8.08688</text:p>
              </table:table-cell>
              <table:table-cell office:value-type="float" office:value="3.95043">
                <text:p>3.95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48205">
                <text:p>0.0648205</text:p>
              </table:table-cell>
              <table:table-cell office:value-type="float" office:value="4.54194">
                <text:p>4.54194</text:p>
              </table:table-cell>
              <table:table-cell office:value-type="float" office:value="3.73534">
                <text:p>3.73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5931">
                <text:p>23.5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24318">
                <text:p>0.0824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15cm" svg:height="7.542cm" xlink:href=".." xlink:type="simple" chart:class="chart:line" chart:style-name="ch1">
        <chart:legend chart:legend-position="end" svg:x="21.678cm" svg:y="1.729cm" style:legend-expansion="high" chart:style-name="ch2"/>
        <chart:plot-area chart:style-name="ch3" table:cell-range-address="Foglio2.H28:Foglio2.O33" chart:data-source-has-labels="row" svg:x="0.973cm" svg:y="0.735cm" svg:width="19.659cm" svg:height="6.237cm">
          <chartooo:coordinate-region svg:x="1.806cm" svg:y="0.934cm" svg:width="18.732cm" svg:height="5.8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H30:Foglio2.H33" chart:label-cell-address="Foglio2.H28:Foglio2.H29" chart:class="chart:line">
            <chart:data-point chart:repeated="4"/>
          </chart:series>
          <chart:series chart:style-name="ch7" chart:values-cell-range-address="Foglio2.I30:Foglio2.I33" chart:label-cell-address="Foglio2.I28:Foglio2.I29" chart:class="chart:line">
            <chart:data-point chart:repeated="4"/>
          </chart:series>
          <chart:series chart:style-name="ch8" chart:values-cell-range-address="Foglio2.J30:Foglio2.J33" chart:label-cell-address="Foglio2.J28:Foglio2.J29" chart:class="chart:line">
            <chart:data-point chart:repeated="4"/>
          </chart:series>
          <chart:series chart:style-name="ch9" chart:values-cell-range-address="Foglio2.K30:Foglio2.K33" chart:label-cell-address="Foglio2.K28:Foglio2.K29" chart:class="chart:line">
            <chart:data-point chart:repeated="4"/>
          </chart:series>
          <chart:series chart:style-name="ch10" chart:values-cell-range-address="Foglio2.L30:Foglio2.L33" chart:label-cell-address="Foglio2.L28:Foglio2.L29" chart:class="chart:line">
            <chart:data-point chart:repeated="4"/>
          </chart:series>
          <chart:series chart:style-name="ch11" chart:values-cell-range-address="Foglio2.M30:Foglio2.M33" chart:label-cell-address="Foglio2.M28:Foglio2.M29" chart:class="chart:line">
            <chart:data-point chart:repeated="4"/>
          </chart:series>
          <chart:series chart:style-name="ch12" chart:values-cell-range-address="Foglio2.N30:Foglio2.N33" chart:label-cell-address="Foglio2.N28:Foglio2.N29" chart:class="chart:line">
            <chart:data-point chart:repeated="4"/>
          </chart:series>
          <chart:series chart:style-name="ch13" chart:values-cell-range-address="Foglio2.O30:Foglio2.O33" chart:label-cell-address="Foglio2.O28:Foglio2.O2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oid TD</text:p>
                <text:list>
                  <text:list-item>
                    <text:p>Avoid</text:p>
                  </text:list-item>
                  <text:list-item>
                    <text:p>TD</text:p>
                  </text:list-item>
                </text:list>
                <draw:g>
                  <svg:desc>Foglio2.H28:Foglio2.H29</svg:desc>
                </draw:g>
              </table:table-cell>
              <table:table-cell office:value-type="string">
                <text:p>BU</text:p>
                <text:list>
                  <text:list-item>
                    <text:p/>
                  </text:list-item>
                  <text:list-item>
                    <text:p>BU</text:p>
                  </text:list-item>
                </text:list>
                <draw:g>
                  <svg:desc>Foglio2.I28:Foglio2.I29</svg:desc>
                </draw:g>
              </table:table-cell>
              <table:table-cell office:value-type="string">
                <text:p>Goto TD</text:p>
                <text:list>
                  <text:list-item>
                    <text:p>Goto</text:p>
                  </text:list-item>
                  <text:list-item>
                    <text:p>TD</text:p>
                  </text:list-item>
                </text:list>
                <draw:g>
                  <svg:desc>Foglio2.J28:Foglio2.J29</svg:desc>
                </draw:g>
              </table:table-cell>
              <table:table-cell office:value-type="string">
                <text:p>BU</text:p>
                <text:list>
                  <text:list-item>
                    <text:p/>
                  </text:list-item>
                  <text:list-item>
                    <text:p>BU</text:p>
                  </text:list-item>
                </text:list>
                <draw:g>
                  <svg:desc>Foglio2.K28:Foglio2.K29</svg:desc>
                </draw:g>
              </table:table-cell>
              <table:table-cell office:value-type="string">
                <text:p>ReachColor TD</text:p>
                <text:list>
                  <text:list-item>
                    <text:p>ReachColor</text:p>
                  </text:list-item>
                  <text:list-item>
                    <text:p>TD</text:p>
                  </text:list-item>
                </text:list>
                <draw:g>
                  <svg:desc>Foglio2.L28:Foglio2.L29</svg:desc>
                </draw:g>
              </table:table-cell>
              <table:table-cell office:value-type="string">
                <text:p>BU</text:p>
                <text:list>
                  <text:list-item>
                    <text:p/>
                  </text:list-item>
                  <text:list-item>
                    <text:p>BU</text:p>
                  </text:list-item>
                </text:list>
                <draw:g>
                  <svg:desc>Foglio2.M28:Foglio2.M29</svg:desc>
                </draw:g>
              </table:table-cell>
              <table:table-cell office:value-type="string">
                <text:p>Place TD</text:p>
                <text:list>
                  <text:list-item>
                    <text:p>Place</text:p>
                  </text:list-item>
                  <text:list-item>
                    <text:p>TD</text:p>
                  </text:list-item>
                </text:list>
                <draw:g>
                  <svg:desc>Foglio2.N28:Foglio2.N29</svg:desc>
                </draw:g>
              </table:table-cell>
              <table:table-cell office:value-type="string">
                <text:p>BU</text:p>
                <text:list>
                  <text:list-item>
                    <text:p/>
                  </text:list-item>
                  <text:list-item>
                    <text:p>BU</text:p>
                  </text:list-item>
                </text:list>
                <draw:g>
                  <svg:desc>Foglio2.O28:Foglio2.O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2.H30:Foglio2.H33</svg:desc>
                </draw:g>
              </table:table-cell>
              <table:table-cell office:value-type="float" office:value="1">
                <text:p>1</text:p>
                <draw:g>
                  <svg:desc>Foglio2.I30:Foglio2.I33</svg:desc>
                </draw:g>
              </table:table-cell>
              <table:table-cell office:value-type="float" office:value="1">
                <text:p>1</text:p>
                <draw:g>
                  <svg:desc>Foglio2.J30:Foglio2.J33</svg:desc>
                </draw:g>
              </table:table-cell>
              <table:table-cell office:value-type="float" office:value="1">
                <text:p>1</text:p>
                <draw:g>
                  <svg:desc>Foglio2.K30:Foglio2.K33</svg:desc>
                </draw:g>
              </table:table-cell>
              <table:table-cell office:value-type="float" office:value="1">
                <text:p>1</text:p>
                <draw:g>
                  <svg:desc>Foglio2.L30:Foglio2.L33</svg:desc>
                </draw:g>
              </table:table-cell>
              <table:table-cell office:value-type="float" office:value="1">
                <text:p>1</text:p>
                <draw:g>
                  <svg:desc>Foglio2.M30:Foglio2.M33</svg:desc>
                </draw:g>
              </table:table-cell>
              <table:table-cell office:value-type="float" office:value="1">
                <text:p>1</text:p>
                <draw:g>
                  <svg:desc>Foglio2.N30:Foglio2.N33</svg:desc>
                </draw:g>
              </table:table-cell>
              <table:table-cell office:value-type="float" office:value="1">
                <text:p>1</text:p>
                <draw:g>
                  <svg:desc>Foglio2.O30:Foglio2.O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983">
                <text:p>1.01983</text:p>
              </table:table-cell>
              <table:table-cell office:value-type="float" office:value="1.0146">
                <text:p>1.0146</text:p>
              </table:table-cell>
              <table:table-cell office:value-type="float" office:value="0.0240273">
                <text:p>0.0240273</text:p>
              </table:table-cell>
              <table:table-cell office:value-type="float" office:value="0.445248">
                <text:p>0.445248</text:p>
              </table:table-cell>
              <table:table-cell office:value-type="float" office:value="0.498874">
                <text:p>0.498874</text:p>
              </table:table-cell>
              <table:table-cell office:value-type="float" office:value="0.782302">
                <text:p>0.782302</text:p>
              </table:table-cell>
              <table:table-cell office:value-type="float" office:value="1.07933">
                <text:p>1.07933</text:p>
              </table:table-cell>
              <table:table-cell office:value-type="float" office:value="1.07139">
                <text:p>1.07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369">
                <text:p>1.01369</text:p>
              </table:table-cell>
              <table:table-cell office:value-type="float" office:value="1.01746">
                <text:p>1.01746</text:p>
              </table:table-cell>
              <table:table-cell office:value-type="float" office:value="0.00719969">
                <text:p>0.00719969</text:p>
              </table:table-cell>
              <table:table-cell office:value-type="float" office:value="0.435768">
                <text:p>0.435768</text:p>
              </table:table-cell>
              <table:table-cell office:value-type="float" office:value="0.27437">
                <text:p>0.27437</text:p>
              </table:table-cell>
              <table:table-cell office:value-type="float" office:value="0.704509">
                <text:p>0.704509</text:p>
              </table:table-cell>
              <table:table-cell office:value-type="float" office:value="1.10608">
                <text:p>1.10608</text:p>
              </table:table-cell>
              <table:table-cell office:value-type="float" office:value="1.09547">
                <text:p>1.09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719">
                <text:p>0.79719</text:p>
              </table:table-cell>
              <table:table-cell office:value-type="float" office:value="0.85715">
                <text:p>0.85715</text:p>
              </table:table-cell>
              <table:table-cell office:value-type="float" office:value="-0.0995552">
                <text:p>-0.0995552</text:p>
              </table:table-cell>
              <table:table-cell office:value-type="float" office:value="0.376148">
                <text:p>0.376148</text:p>
              </table:table-cell>
              <table:table-cell office:value-type="float" office:value="0.279761">
                <text:p>0.279761</text:p>
              </table:table-cell>
              <table:table-cell office:value-type="float" office:value="0.708609">
                <text:p>0.708609</text:p>
              </table:table-cell>
              <table:table-cell office:value-type="float" office:value="1.15631">
                <text:p>1.15631</text:p>
              </table:table-cell>
              <table:table-cell office:value-type="float" office:value="1.14067">
                <text:p>1.140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